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Munkalap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Munkalap1.J26" table:end-x="29.65pt" table:end-y="5.19pt" draw:z-index="0" draw:style-name="gr1" svg:width="335.4pt" svg:height="312.07pt" svg:x="15.56pt" svg:y="1.47pt">
              <draw:object draw:notify-on-update-of-ranges="Munkalap1.A4:Munkalap1.A15 Munkalap1.B3:Munkalap1.B3 Munkalap1.B4:Munkalap1.B15 Munkalap1.C3:Munkalap1.C3 Munkalap1.C4:Munkalap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Hónap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január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ebruár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árcius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április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ájus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únius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úlius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ugusztus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zeptember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któber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vember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32.2886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1:32.416257000</dc:date>
    <meta:editing-duration>PT1H30M50S</meta:editing-duration>
    <meta:editing-cycles>20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Munkalap1.A4:Munkalap1.C15 Munkalap1.B3:Munkalap1.C3" chart:data-source-has-labels="both" svg:x="1.246cm" svg:y="0.218cm" svg:width="9.002cm" svg:height="9.521cm">
          <chartooo:coordinate-region svg:x="1.811cm" svg:y="0.391cm" svg:width="8.437cm" svg:height="7.546cm"/>
          <chart:axis chart:dimension="x" chart:name="primary-x" chart:style-name="ch4" chartooo:axis-type="text">
            <chart:title svg:x="5.221cm" svg:y="9.957cm" chart:style-name="ch5">
              <text:p>Hónap</text:p>
            </chart:title>
            <chart:categories table:cell-range-address="Munkalap1.A4:Munkalap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Munkalap1.B4:Munkalap1.B15" chart:label-cell-address="Munkalap1.B3:Munkalap1.B3" chart:class="chart:bar">
            <chart:data-point chart:repeated="12"/>
          </chart:series>
          <chart:series chart:style-name="ch10" chart:values-cell-range-address="Munkalap1.C4:Munkalap1.C15" chart:label-cell-address="Munkalap1.C3:Munkalap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Munkalap1.B3:Munkalap1.B3</svg:desc>
                </draw:g>
              </table:table-cell>
              <table:table-cell office:value-type="string">
                <text:p>2018</text:p>
                <draw:g>
                  <svg:desc>Munkalap1.C3:Munkalap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ár </text:p>
                <draw:g>
                  <svg:desc>Munkalap1.A4:Munkalap1.A15</svg:desc>
                </draw:g>
              </table:table-cell>
              <table:table-cell office:value-type="float" office:value="20">
                <text:p>20</text:p>
                <draw:g>
                  <svg:desc>Munkalap1.B4:Munkalap1.B15</svg:desc>
                </draw:g>
              </table:table-cell>
              <table:table-cell office:value-type="float" office:value="24">
                <text:p>24</text:p>
                <draw:g>
                  <svg:desc>Munkalap1.C4:Munkalap1.C15</svg:desc>
                </draw:g>
              </table:table-cell>
            </table:table-row>
            <table:table-row>
              <table:table-cell office:value-type="string">
                <text:p>februá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árciu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április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ájus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únius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úlius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ztus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z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ó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